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.47244in" fo:margin-right="0in" fo:text-indent="-0.35433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6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5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1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2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2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2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4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0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9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0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6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6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2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3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3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4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8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body>
    <office:presentation>
      <draw:page draw:name="page1" draw:style-name="a582" draw:master-page-name="Master1-Layout7-blank-Blank" presentation:presentation-page-layout-name="Master1-PPL7">
        <draw:frame draw:id="id73" presentation:style-name="a585" draw:name="Title 1" svg:x="0.55118in" svg:y="0.32953in" svg:width="9.92087in" svg:height="1.38031in" presentation:class="title" presentation:placeholder="false">
          <draw:text-box>
            <text:p text:style-name="a584" text:class-names="" text:cond-style-name=""><text:span text:style-name="a583" text:class-names="">Refactoring</text:span></text:p>
          </draw:text-box>
          <svg:title/>
          <svg:desc/>
        </draw:frame>
        <draw:frame draw:id="id74" presentation:style-name="a612" draw:name="Subtitle 2" svg:x="0.55118in" svg:y="1.33057in" svg:width="9.92087in" svg:height="6.66445in" presentation:class="subtitle" presentation:placeholder="false">
          <draw:text-box>
            <text:p text:style-name="a595" text:class-names="" text:cond-style-name=""><text:span text:style-name="a586" text:class-names="">Refactoring is a<text:s text:c="1"/></text:span><text:span text:style-name="a587" text:class-names="">disciplined<text:s text:c="1"/></text:span><text:span text:style-name="a588" text:class-names="">technique for restructuring an existing body of code, altering its<text:s text:c="1"/></text:span><text:span text:style-name="a589" text:class-names="">internal structure</text:span><text:span text:style-name="a590" text:class-names=""><text:s text:c="1"/>without changing its<text:s text:c="1"/></text:span><text:span text:style-name="a591" text:class-names="">external</text:span><text:span text:style-name="a592" text:class-names=""><text:s text:c="1"/></text:span><text:span text:style-name="a593" text:class-names="">behaviour</text:span><text:span text:style-name="a594" text:class-names="">.</text:span></text:p>
            <text:p text:style-name="a597" text:class-names="" text:cond-style-name=""><text:span text:style-name="a596" text:class-names=""/></text:p>
            <text:p text:style-name="a601" text:class-names="" text:cond-style-name=""><text:span text:style-name="a598" text:class-names="">Its heart is a series of<text:s text:c="1"/></text:span><text:span text:style-name="a599" text:class-names="">small</text:span><text:span text:style-name="a600" text:class-names=""><text:s text:c="1"/>behaviour preserving transformations.</text:span></text:p>
            <text:p text:style-name="a603" text:class-names="" text:cond-style-name=""><text:span text:style-name="a602" text:class-names=""/></text:p>
            <text:p text:style-name="a607" text:class-names="" text:cond-style-name=""><text:span text:style-name="a604" text:class-names="">Each transformation (called a 'refactoring') does little, but a<text:s text:c="1"/></text:span><text:span text:style-name="a605" text:class-names="">sequence</text:span><text:span text:style-name="a606" text:class-names=""><text:s text:c="1"/>of transformations can produce a significant restructuring."</text:span></text:p>
            <text:p text:style-name="a609" text:class-names="" text:cond-style-name=""><text:span text:style-name="a608" text:class-names=""/></text:p>
            <text:p text:style-name="a611" text:class-names="" text:cond-style-name=""><text:span text:style-name="a610" text:class-names="">~ Martin Fowler http://www.refactoring.com/</text:span></text:p>
          </draw:text-box>
          <svg:title/>
          <svg:desc/>
        </draw:frame>
        <presentation:notes draw:style-name="a615">
          <draw:page-thumbnail draw:page-number="1" svg:x="1.21007in" svg:y="0.88889in" svg:width="5.84549in" svg:height="4.38368in" presentation:class="page" draw:id="id75" presentation:style-name="a613" draw:name="Slide Image Placeholder 1">
            <svg:title/>
            <svg:desc/>
          </draw:page-thumbnail>
          <draw:frame draw:id="id76" presentation:style-name="a6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16" draw:master-page-name="Master1-Layout7-blank-Blank" presentation:presentation-page-layout-name="Master1-PPL7">
        <draw:frame draw:id="id77" presentation:style-name="a619" draw:name="Title 1" svg:x="0.55118in" svg:y="0.32953in" svg:width="9.92087in" svg:height="1.38031in" presentation:class="title" presentation:placeholder="false">
          <draw:text-box>
            <text:p text:style-name="a618" text:class-names="" text:cond-style-name=""><text:span text:style-name="a617" text:class-names="">Or …</text:span></text:p>
          </draw:text-box>
          <svg:title/>
          <svg:desc/>
        </draw:frame>
        <draw:frame draw:id="id78" presentation:style-name="a635" draw:name="Text Placeholder 2" svg:x="0.55118in" svg:y="1.93465in" svg:width="9.92087in" svg:height="5.4563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See a problem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Make a small change to improve the code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Run the tests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Repeat small changes and tests until the problem is gone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Check-in</text:span></text:p>
              </text:list-item>
            </text:list>
          </draw:text-box>
          <svg:title/>
          <svg:desc/>
        </draw:frame>
        <presentation:notes draw:style-name="a638">
          <draw:page-thumbnail draw:page-number="2" svg:x="1.21007in" svg:y="0.88889in" svg:width="5.84549in" svg:height="4.38368in" presentation:class="page" draw:id="id79" presentation:style-name="a636" draw:name="Slide Image Placeholder 1">
            <svg:title/>
            <svg:desc/>
          </draw:page-thumbnail>
          <draw:frame draw:id="id80" presentation:style-name="a6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39" draw:master-page-name="Master1-Layout7-blank-Blank" presentation:presentation-page-layout-name="Master1-PPL7">
        <draw:frame draw:id="id81" presentation:style-name="a642" draw:name="Title 1" svg:x="0.55118in" svg:y="0.32953in" svg:width="9.92087in" svg:height="1.38031in" presentation:class="title" presentation:placeholder="false">
          <draw:text-box>
            <text:p text:style-name="a641" text:class-names="" text:cond-style-name=""><text:span text:style-name="a640" text:class-names="">Code Smells</text:span></text:p>
          </draw:text-box>
          <svg:title/>
          <svg:desc/>
        </draw:frame>
        <draw:frame draw:id="id82" presentation:style-name="a664" draw:name="Text Placeholder 2" svg:x="0.55118in" svg:y="1.93465in" svg:width="9.92087in" svg:height="5.4563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Code smells are the metaphor used to describe how problems with the design show up in code</text:span></text:p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6" text:class-names="">All can be explained in terms of<text:s text:c="1"/></text:span><text:span text:style-name="a647" text:class-names="">encapsulation, coupling, cohesion<text:s text:c="1"/></text:span><text:span text:style-name="a648" text:class-names="">or</text:span><text:span text:style-name="a649" text:class-names=""><text:s text:c="1"/>comprehension</text:span></text:p>
                  </text:list-item>
                </text:list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See "the book" for a list of the smells and suggestions for which refactoring(s) could be used to fix the underlying problem.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http://www.amazon.co.uk/Refactoring-Improving-Design-Existing-Technology/dp/0201485672</text:span></text:p>
              </text:list-item>
            </text:list>
          </draw:text-box>
          <svg:title/>
          <svg:desc/>
        </draw:frame>
        <presentation:notes draw:style-name="a667">
          <draw:page-thumbnail draw:page-number="3" svg:x="1.21007in" svg:y="0.88889in" svg:width="5.84549in" svg:height="4.38368in" presentation:class="page" draw:id="id83" presentation:style-name="a665" draw:name="Slide Image Placeholder 1">
            <svg:title/>
            <svg:desc/>
          </draw:page-thumbnail>
          <draw:frame draw:id="id84" presentation:style-name="a6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68" draw:master-page-name="Master1-Layout7-blank-Blank" presentation:presentation-page-layout-name="Master1-PPL7">
        <draw:frame draw:id="id85" presentation:style-name="a671" draw:name="Title 1" svg:x="0.55118in" svg:y="0.32953in" svg:width="9.92087in" svg:height="1.38031in" presentation:class="title" presentation:placeholder="false">
          <draw:text-box>
            <text:p text:style-name="a670" text:class-names="" text:cond-style-name=""><text:span text:style-name="a669" text:class-names="">Common Smells</text:span></text:p>
          </draw:text-box>
          <svg:title/>
          <svg:desc/>
        </draw:frame>
        <draw:frame draw:id="id86" presentation:style-name="a696" draw:name="Text Placeholder 2" svg:x="0.55118in" svg:y="1.93465in" svg:width="9.92087in" svg:height="5.4563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Duplicated Code (p.76)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Long Method (p.76)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Large Class (p.78)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Feature Envy (p.80)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Switch Statements (p.82)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Speculative Generality (p.83)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Data Class (p.86)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Comments (p.87)</text:span></text:p>
              </text:list-item>
            </text:list>
          </draw:text-box>
          <svg:title/>
          <svg:desc/>
        </draw:frame>
        <presentation:notes draw:style-name="a699">
          <draw:page-thumbnail draw:page-number="4" svg:x="1.21007in" svg:y="0.88889in" svg:width="5.84549in" svg:height="4.38368in" presentation:class="page" draw:id="id87" presentation:style-name="a697" draw:name="Slide Image Placeholder 1">
            <svg:title/>
            <svg:desc/>
          </draw:page-thumbnail>
          <draw:frame draw:id="id88" presentation:style-name="a6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00" draw:master-page-name="Master1-Layout7-blank-Blank" presentation:presentation-page-layout-name="Master1-PPL7">
        <draw:frame draw:id="id89" presentation:style-name="a703" draw:name="Title 1" svg:x="0.55118in" svg:y="0.32953in" svg:width="9.92087in" svg:height="1.38031in" presentation:class="title" presentation:placeholder="false">
          <draw:text-box>
            <text:p text:style-name="a702" text:class-names="" text:cond-style-name=""><text:span text:style-name="a701" text:class-names="">Extract Method</text:span></text:p>
          </draw:text-box>
          <svg:title/>
          <svg:desc/>
        </draw:frame>
        <draw:frame draw:id="id90" presentation:style-name="a722" draw:name="Text Placeholder 2" svg:x="0.55118in" svg:y="1.93465in" svg:width="9.92087in" svg:height="5.4563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Remove duplication and make code more descriptive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Closely related to Extract Class and Introduce Explaining Variable</text:span></text:p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Pull out the things that change between the duplicated blocks: usually values to local variables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Highlight one of the duplicated blocks and use the IDE refactoring to extract method</text:span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p text:style-name="a720" text:class-names="" text:cond-style-name=""><text:span text:style-name="a719" text:class-names="">Give it a meaningful name, similarly for the method parameter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725">
          <draw:page-thumbnail draw:page-number="5" svg:x="1.21007in" svg:y="0.88889in" svg:width="5.84549in" svg:height="4.38368in" presentation:class="page" draw:id="id91" presentation:style-name="a723" draw:name="Slide Image Placeholder 1">
            <svg:title/>
            <svg:desc/>
          </draw:page-thumbnail>
          <draw:frame draw:id="id92" presentation:style-name="a7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26" draw:master-page-name="Master1-Layout7-blank-Blank" presentation:presentation-page-layout-name="Master1-PPL7">
        <draw:frame draw:id="id93" presentation:style-name="a729" draw:name="Title 1" svg:x="0.55118in" svg:y="0.32953in" svg:width="9.92087in" svg:height="1.38031in" presentation:class="title" presentation:placeholder="false">
          <draw:text-box>
            <text:p text:style-name="a728" text:class-names="" text:cond-style-name=""><text:span text:style-name="a727" text:class-names="">Introduce Explaining Variable</text:span></text:p>
          </draw:text-box>
          <svg:title/>
          <svg:desc/>
        </draw:frame>
        <draw:frame draw:id="id94" presentation:style-name="a745" draw:name="Text Placeholder 2" svg:x="0.55118in" svg:y="1.93465in" svg:width="9.92087in" svg:height="5.4563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Remove duplication and make code more descriptive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Identify the expression that needs some explanation</text:span></text:p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Highlight the expression and use the IDE refactoring to replace all occurrences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p text:style-name="a743" text:class-names="" text:cond-style-name=""><text:span text:style-name="a742" text:class-names="">Choose a meaningful nam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748">
          <draw:page-thumbnail draw:page-number="6" svg:x="1.21007in" svg:y="0.88889in" svg:width="5.84549in" svg:height="4.38368in" presentation:class="page" draw:id="id95" presentation:style-name="a746" draw:name="Slide Image Placeholder 1">
            <svg:title/>
            <svg:desc/>
          </draw:page-thumbnail>
          <draw:frame draw:id="id96" presentation:style-name="a7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WenQuanYi Micro Hei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7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8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3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1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8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8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3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8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6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9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4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4" draw:name="Title Placehold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Text Placeholder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1" presentation:style-name="a53" draw:name="Titl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Click to edit Master title style</text:span><text:span text:style-name="a50" text:class-names=""/></text:p>
            </text:list-item>
          </text:list>
        </draw:text-box>
        <svg:title/>
        <svg:desc/>
      </draw:frame>
      <draw:frame draw:id="id12" presentation:style-name="a57" draw:name="Subtitle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90" draw:name="Title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Click to edit Master title style</text:span><text:span text:style-name="a87" text:class-names=""/></text:p>
            </text:list-item>
          </text:list>
        </draw:text-box>
        <svg:title/>
        <svg:desc/>
      </draw:frame>
      <draw:frame draw:id="id17" presentation:style-name="a107" draw:name="Content Placeholder 2" svg:x="0.55118in" svg:y="1.93465in" svg:width="9.92087in" svg:height="5.4563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Second level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Fifth level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0" draw:name="Date Placeholder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19" presentation:style-name="a113" draw:name="Footer Placeholder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0" presentation:style-name="a117" draw:name="Slide Number Placeholder 5" svg:x="7.9039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title/>
        <svg:desc/>
      </draw:frame>
      <presentation:notes style:page-layout-name="pageLayout2" draw:style-name="a134">
        <draw:page-thumbnail svg:x="1.21063in" svg:y="0.88858in" svg:width="5.84567in" svg:height="4.38425in" presentation:class="page" draw:id="id5" presentation:style-name="a118" draw:name="Slide Image Placeholder 1">
          <svg:title/>
          <svg:desc/>
        </draw:page-thumbnail>
        <draw:frame draw:id="id6" presentation:style-name="a121" draw:name="Notes Placeholder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7" presentation:style-name="a124" draw:name="Header Placeholder 3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8" presentation:style-name="a127" draw:name="Date Placeholder 4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9" presentation:style-name="a130" draw:name="Footer Placeholder 5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0" presentation:style-name="a133" draw:name="Slide Number Placeholder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40" draw:name="Title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Click to edit Master title style</text:span><text:span text:style-name="a137" text:class-names=""/></text:p>
            </text:list-item>
          </text:list>
        </draw:text-box>
        <svg:title/>
        <svg:desc/>
      </draw:frame>
      <draw:frame draw:id="id22" presentation:style-name="a144" draw:name="Text Placeholder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</draw:text-box>
        <svg:title/>
        <svg:desc/>
      </draw:frame>
      <draw:frame draw:id="id23" presentation:style-name="a147" draw:name="Date Placeholder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4" presentation:style-name="a150" draw:name="Footer Placeholder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5" presentation:style-name="a154" draw:name="Slide Number Placeholder 5" svg:x="7.9039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71">
        <draw:page-thumbnail svg:x="1.21063in" svg:y="0.88858in" svg:width="5.84567in" svg:height="4.38425in" presentation:class="page" draw:id="id5" presentation:style-name="a155" draw:name="Slide Image Placeholder 1">
          <svg:title/>
          <svg:desc/>
        </draw:page-thumbnail>
        <draw:frame draw:id="id6" presentation:style-name="a158" draw:name="Notes Placeholder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7" presentation:style-name="a161" draw:name="Header Placeholder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8" presentation:style-name="a164" draw:name="Date Placeholder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Footer Placeholder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Slide Number Placeholder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7" draw:name="Title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Click to edit Master title style</text:span><text:span text:style-name="a174" text:class-names=""/></text:p>
            </text:list-item>
          </text:list>
        </draw:text-box>
        <svg:title/>
        <svg:desc/>
      </draw:frame>
      <draw:frame draw:id="id27" presentation:style-name="a194" draw:name="Content Placeholder 2" svg:x="0.55035in" svg:y="1.93403in" svg:width="4.87674in" svg:height="5.4566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Content Placeholder 3" svg:x="5.59375in" svg:y="1.93403in" svg:width="4.87847in" svg:height="5.4566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Date Placeholder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Footer Placeholder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Slide Number Placeholder 6" svg:x="7.9039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1.21063in" svg:y="0.88858in" svg:width="5.84567in" svg:height="4.38425in" presentation:class="page" draw:id="id5" presentation:style-name="a222" draw:name="Slide Image Placeholder 1">
          <svg:title/>
          <svg:desc/>
        </draw:page-thumbnail>
        <draw:frame draw:id="id6" presentation:style-name="a225" draw:name="Notes Placehold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Header Placehold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Date Placehold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Footer Placehold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Slide Number Placehold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9">
      <draw:frame draw:id="id32" presentation:style-name="a244" draw:name="Title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Click to edit Master title style</text:span><text:span text:style-name="a241" text:class-names=""/></text:p>
            </text:list-item>
          </text:list>
        </draw:text-box>
        <svg:title/>
        <svg:desc/>
      </draw:frame>
      <draw:frame draw:id="id33" presentation:style-name="a248" draw:name="Text Placeholder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draw:frame draw:id="id34" presentation:style-name="a265" draw:name="Content Placeholder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ifth level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9" draw:name="Text Placeholder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</draw:text-box>
        <svg:title/>
        <svg:desc/>
      </draw:frame>
      <draw:frame draw:id="id36" presentation:style-name="a286" draw:name="Content Placeholder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Fifth level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Date Placeholder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8" presentation:style-name="a292" draw:name="Footer Placeholder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Slide Number Placeholder 8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Slide Image Placeholder 1">
          <svg:title/>
          <svg:desc/>
        </draw:page-thumbnail>
        <draw:frame draw:id="id6" presentation:style-name="a300" draw:name="Notes Placeholder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Header Placeholder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Date Placeholder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Footer Placeholder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Slide Number Placeholder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4">
      <draw:frame draw:id="id40" presentation:style-name="a319" draw:name="Title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Click to edit Master title style</text:span><text:span text:style-name="a316" text:class-names=""/></text:p>
            </text:list-item>
          </text:list>
        </draw:text-box>
        <svg:title/>
        <svg:desc/>
      </draw:frame>
      <draw:frame draw:id="id41" presentation:style-name="a322" draw:name="Date Placeholder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2" presentation:style-name="a325" draw:name="Footer Placeholder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43" presentation:style-name="a329" draw:name="Slide Number Placeholder 4" svg:x="7.9039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46">
        <draw:page-thumbnail svg:x="1.21063in" svg:y="0.88858in" svg:width="5.84567in" svg:height="4.38425in" presentation:class="page" draw:id="id5" presentation:style-name="a330" draw:name="Slide Image Placeholder 1">
          <svg:title/>
          <svg:desc/>
        </draw:page-thumbnail>
        <draw:frame draw:id="id6" presentation:style-name="a333" draw:name="Notes Placeholder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7" presentation:style-name="a336" draw:name="Header Placeholder 3" svg:x="0in" svg:y="0in" svg:width="3.5878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8" presentation:style-name="a339" draw:name="Date Placeholder 4" svg:x="4.67953in" svg:y="0in" svg:width="3.5878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2" draw:name="Footer Placeholder 5" svg:x="0in" svg:y="11.10827in" svg:width="3.5878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0" presentation:style-name="a345" draw:name="Slide Number Placeholder 6" svg:x="4.67953in" svg:y="11.10827in" svg:width="3.5878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7">
      <draw:frame draw:id="id44" presentation:style-name="a350" draw:name="Date Placeholder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5" presentation:style-name="a353" draw:name="Footer Placeholder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6" presentation:style-name="a357" draw:name="Slide Number Placeholder 3" svg:x="7.9039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5" presentation:style-name="a358" draw:name="Slide Image Placeholder 1">
          <svg:title/>
          <svg:desc/>
        </draw:page-thumbnail>
        <draw:frame draw:id="id6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7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8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9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5">
      <draw:frame draw:id="id47" presentation:style-name="a380" draw:name="Title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Click to edit Master title style</text:span><text:span text:style-name="a377" text:class-names=""/></text:p>
            </text:list-item>
          </text:list>
        </draw:text-box>
        <svg:title/>
        <svg:desc/>
      </draw:frame>
      <draw:frame draw:id="id48" presentation:style-name="a397" draw:name="Content Placeholder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ifth level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1" draw:name="Text Placeholder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50" presentation:style-name="a404" draw:name="Date Placeholder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1" presentation:style-name="a407" draw:name="Footer Placeholder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2" presentation:style-name="a411" draw:name="Slide Number Placehold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9">
      <draw:frame draw:id="id53" presentation:style-name="a434" draw:name="Title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Click to edit Master title style</text:span><text:span text:style-name="a431" text:class-names=""/></text:p>
            </text:list-item>
          </text:list>
        </draw:text-box>
        <svg:title/>
        <svg:desc/>
      </draw:frame>
      <draw:frame draw:id="id54" presentation:style-name="a437" draw:name="Picture Placeholder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5" presentation:style-name="a441" draw:name="Text Placeholder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</draw:text-box>
        <svg:title/>
        <svg:desc/>
      </draw:frame>
      <draw:frame draw:id="id56" presentation:style-name="a444" draw:name="Date Placeholder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7" presentation:style-name="a447" draw:name="Footer Placeholder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58" presentation:style-name="a451" draw:name="Slide Number Placeholder 6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5" presentation:style-name="a452" draw:name="Slide Image Placeholder 1">
          <svg:title/>
          <svg:desc/>
        </draw:page-thumbnail>
        <draw:frame draw:id="id6" presentation:style-name="a455" draw:name="Notes Placehold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7" presentation:style-name="a458" draw:name="Header Placeholder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Date Placeholder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9" presentation:style-name="a464" draw:name="Footer Placeholder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Slide Number Placeholder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9">
      <draw:frame draw:id="id59" presentation:style-name="a474" draw:name="Title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Click to edit Master title style</text:span><text:span text:style-name="a471" text:class-names=""/></text:p>
            </text:list-item>
          </text:list>
        </draw:text-box>
        <svg:title/>
        <svg:desc/>
      </draw:frame>
      <draw:frame draw:id="id60" presentation:style-name="a491" draw:name="Vertical Text Placeholder 2" svg:x="0.55118in" svg:y="1.93465in" svg:width="9.92087in" svg:height="5.4563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ck to edit Master text styles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ifth level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4" draw:name="Date Placeholder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62" presentation:style-name="a497" draw:name="Footer Placeholder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3" presentation:style-name="a501" draw:name="Slide Number Placeholder 5" svg:x="7.9039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5" presentation:style-name="a502" draw:name="Slide Image Placeholder 1">
          <svg:title/>
          <svg:desc/>
        </draw:page-thumbnail>
        <draw:frame draw:id="id6" presentation:style-name="a505" draw:name="Notes Placeholder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7" presentation:style-name="a508" draw:name="Header Placeholder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Date Placeholder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Footer Placeholder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Slide Number Placeholder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9">
      <draw:frame draw:id="id64" presentation:style-name="a524" draw:name="Vertical Title 1" svg:x="7.99306in" svg:y="0.32986in" svg:width="2.47917in" svg:height="7.06076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Click to edit Master title style</text:span><text:span text:style-name="a521" text:class-names=""/></text:p>
            </text:list-item>
          </text:list>
        </draw:text-box>
        <svg:title/>
        <svg:desc/>
      </draw:frame>
      <draw:frame draw:id="id65" presentation:style-name="a541" draw:name="Vertical Text Placeholder 2" svg:x="0.55035in" svg:y="0.32986in" svg:width="7.27604in" svg:height="7.06076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cond le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hird le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Fifth level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44" draw:name="Date Placeholder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7" presentation:style-name="a547" draw:name="Footer Placeholder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8" presentation:style-name="a551" draw:name="Slide Number Placeholder 5" svg:x="7.9039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5" presentation:style-name="a552" draw:name="Slide Image Placeholder 1">
          <svg:title/>
          <svg:desc/>
        </draw:page-thumbnail>
        <draw:frame draw:id="id6" presentation:style-name="a555" draw:name="Notes Placeholder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" presentation:style-name="a558" draw:name="Header Placeholder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Date Placeholder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Footer Placeholder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Slide Number Placeholder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9">
      <draw:frame draw:id="id69" presentation:style-name="a572" draw:name="Header Placeholder 1" svg:x="0in" svg:y="0in" svg:width="3.5878in" svg:height="0.58425in" presentation:class="head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0" presentation:style-name="a575" draw:name="Date Placeholder 2" svg:x="4.67953in" svg:y="0in" svg:width="3.5878in" svg:height="0.58425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1" presentation:style-name="a578" draw:name="Footer Placeholder 3" svg:x="0in" svg:y="11.10827in" svg:width="3.5878in" svg:height="0.58425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2" presentation:style-name="a581" draw:name="Slide Number Placeholder 4" svg:x="4.67953in" svg:y="11.10827in" svg:width="3.5878in" svg:height="0.58425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Refactoring</dc:title>
    <meta:initial-creator>tony </meta:initial-creator>
    <dc:creator>Tony Baines</dc:creator>
    <meta:creation-date>2011-06-20T21:51:29Z</meta:creation-date>
    <dc:date>2011-06-21T09:01:19Z</dc:date>
    <meta:editing-cycles>11</meta:editing-cycles>
    <meta:editing-duration>PT1219S</meta:editing-duration>
    <meta:document-statistic meta:paragraph-count="43" meta:word-count="285"/>
  </office:meta>
</office:document-meta>
</file>